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margin-left="6.893in">
        <style:tab-stops/>
      </style:paragraph-properties>
    </style:style>
    <style:style style:name="P3" style:parent-style-name="Standard" style:family="paragraph">
      <style:paragraph-properties fo:margin-left="0.9847in">
        <style:tab-stops/>
      </style:paragraph-properties>
    </style:style>
    <style:style style:name="P4" style:parent-style-name="Standard" style:family="paragraph">
      <style:paragraph-properties fo:margin-left="0.9847in">
        <style:tab-stops/>
      </style:paragraph-properties>
    </style:style>
    <style:style style:name="P5" style:parent-style-name="Standard" style:family="paragraph">
      <style:paragraph-properties fo:margin-left="0.9847in">
        <style:tab-stops/>
      </style:paragraph-properties>
    </style:style>
    <style:style style:name="P6" style:parent-style-name="Standard" style:family="paragraph">
      <style:paragraph-properties fo:margin-left="0.9847in">
        <style:tab-stops/>
      </style:paragraph-properties>
    </style:style>
    <style:style style:name="P7" style:parent-style-name="Standard" style:family="paragraph">
      <style:paragraph-properties fo:margin-left="0.9847in">
        <style:tab-stops/>
      </style:paragraph-properties>
    </style:style>
    <style:style style:family="graphic" style:name="a6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8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251658240" draw:id="id0" draw:style-name="a0" draw:name="Frame1" text:anchor-type="paragraph" svg:x="0.0063in" svg:y="0.5764in" svg:width="7.61042in" svg:height="2.73264in" style:rel-width="scale" style:rel-height="scale"><draw:text-box><text:p text:style-name="Caption">Problem Background</text:p><text:p text:style-name="Caption"/><text:p text:style-name="Framecontents"/></draw:text-box><svg:title/><svg:desc/></draw:frame><draw:frame draw:z-index="251659264" draw:id="id1" draw:style-name="a1" draw:name="Frame2" text:anchor-type="paragraph" svg:x="0.0063in" svg:y="3.3354in" svg:width="7.61042in" svg:height="3.48542in" style:rel-width="scale" style:rel-height="scale"><draw:text-box><text:p text:style-name="Caption">Target</text:p><text:p text:style-name="Framecontents"/></draw:text-box><svg:title/><svg:desc/></draw:frame><draw:frame draw:z-index="2" draw:id="id2" draw:style-name="a2" draw:name="Frame3" text:anchor-type="paragraph" svg:x="0.0063in" svg:y="6.8209in" svg:width="7.61042in" svg:height="3.31806in" style:rel-width="scale" style:rel-height="scale"><draw:text-box><text:p text:style-name="Caption">Causes</text:p><text:p text:style-name="Framecontents"/></draw:text-box><svg:title/><svg:desc/></draw:frame><draw:frame draw:z-index="3" draw:id="id3" draw:style-name="a3" draw:name="Frame4" text:anchor-type="paragraph" svg:x="7.6165in" svg:y="0.5764in" svg:width="7.41528in" svg:height="5.46389in" style:rel-width="scale" style:rel-height="scale"><draw:text-box><text:p text:style-name="Caption">Countermeasures</text:p><text:p text:style-name="Framecontents"/></draw:text-box><svg:title/><svg:desc/></draw:frame><draw:frame draw:z-index="4" draw:id="id4" draw:style-name="a4" draw:name="Frame5" text:anchor-type="paragraph" svg:x="7.6165in" svg:y="6.0402in" svg:width="7.41528in" svg:height="1.95139in" style:rel-width="scale" style:rel-height="scale"><draw:text-box><text:p text:style-name="Caption">Check/Evaluate</text:p><text:p text:style-name="Framecontents"/></draw:text-box><svg:title/><svg:desc/></draw:frame><draw:frame draw:z-index="5" draw:id="id5" draw:style-name="a5" draw:name="Frame6" text:anchor-type="paragraph" svg:x="7.6165in" svg:y="7.9917in" svg:width="7.41528in" svg:height="2.14653in" style:rel-width="scale" style:rel-height="scale"><draw:text-box><text:p text:style-name="Caption">Act/Standardize</text:p><text:p text:style-name="Framecontents"/></draw:text-box><svg:title/><svg:desc/></draw:frame><draw:frame draw:z-index="6" draw:id="id6" draw:style-name="a6" draw:name="Frame7" text:anchor-type="paragraph" svg:x="0.0071in" svg:y="-0.0091in" svg:width="4.4875in" svg:height="0.19514in" style:rel-width="scale" style:rel-height="scale"><draw:text-box><text:p text:style-name="Framecontents"/><text:p text:style-name="Caption">Topic</text:p></draw:text-box><svg:title/><svg:desc/></draw:frame><draw:frame draw:z-index="7" draw:id="id7" draw:style-name="a7" draw:name="Frame8" text:anchor-type="paragraph" svg:x="5.2756in" svg:y="-0.0091in" svg:width="4.4875in" svg:height="0.01528in" style:rel-width="scale" style:rel-height="scale"><draw:text-box><text:p text:style-name="Framecontents"/><text:p text:style-name="Caption">Author</text:p></draw:text-box><svg:title/><svg:desc/></draw:frame><draw:frame draw:z-index="8" draw:id="id8" draw:style-name="a8" draw:name="Frame9" text:anchor-type="paragraph" svg:x="10.5437in" svg:y="-0.0091in" svg:width="4.4875in" svg:height="0.01528in" style:rel-width="scale" style:rel-height="scale"><draw:text-box><text:p text:style-name="Framecontents"/><text:p text:style-name="Caption">Date</text:p></draw:text-box><svg:title/><svg:desc/></draw:frame><text:s text:c="3"/></text:p>
      <text:p text:style-name="Standard">Food<text:tab/><text:tab/><text:tab/><text:tab/><text:tab/><text:tab/><text:tab/><text:tab/><text:s text:c="8"/>Raynell Gonzalez Garcia<text:s/><text:tab/><text:tab/><text:tab/><text:s text:c="44"/>1/20/2021<text:tab/><text:tab/><text:tab/><text:s text:c="4"/></text:p>
      <text:p text:style-name="Standard"><text:s/></text:p>
      <text:p text:style-name="Standard"><text:s/></text:p>
      <text:p text:style-name="Standard">Every State experiences food waste. It is estimated that the average household<text:s/><text:tab/><text:tab/>The app should have a system where u take a picture of the item<text:tab/></text:p>
      <text:p text:style-name="Standard">In Puerto rico generates 5.5lbs of garbage per day. Of that waste 14% belongs to food<text:tab/><text:tab/>Show the nearest readily available to eat food that one can pick up for free</text:p>
      <text:p text:style-name="Standard"><text:tab/><text:tab/><text:tab/><text:tab/><text:tab/><text:tab/><text:tab/><text:tab/><text:tab/><text:tab/><text:tab/><text:tab/><text:tab/><text:tab/><text:tab/><text:tab/>Also have a map of the nearest food bank in case u want to donate to the neares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2"/>Have a<text:s/>application or website that can give food or items that u don’t want for free for other peopl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<text:tab/><text:tab/><text:tab/><text:tab/><text:tab/><text:tab/><text:tab/><text:tab/><text:tab/><text:tab/><text:tab/>Checking user feedback and checking with the local garbage disposal company the amount<text:s/></text:p>
      <text:p text:style-name="P2"><text:s text:c="13"/>of garbage .</text:p>
      <text:p text:style-name="Standard"/>
      <text:p text:style-name="Standard"/>
      <text:p text:style-name="Standard"/>
      <text:p text:style-name="Standard">Food is<text:s/>overbought</text:p>
      <text:p text:style-name="Standard">Food is thrown away when it is still in good condition</text:p>
      <text:p text:style-name="Standard"><text:s text:c="148"/></text:p>
      <text:p text:style-name="Standard"/>
      <text:p text:style-name="Standard"/>
      <text:p text:style-name="P3"><text:tab/><text:tab/><text:tab/><text:tab/><text:tab/><text:tab/><text:tab/><text:tab/><text:tab/><text:tab/><text:tab/><text:tab/><text:tab/><text:tab/>We would make sure the problem is resolved by reading suggestions of user feedback and</text:p>
      <text:p text:style-name="P4"><text:tab/><text:tab/><text:tab/><text:tab/><text:tab/><text:tab/><text:tab/><text:tab/><text:tab/><text:tab/><text:tab/><text:tab/><text:tab/><text:tab/>Also apply other features to the app or website/,</text:p>
      <text:p text:style-name="P5"><text:s text:c="130"/><text:s text:c="33"/></text:p>
      <text:p text:style-name="P6"><text:s text:c="155"/></text:p>
      <text:p text:style-name="P7"><text:s text:c="13"/><text:tab/><text:tab/><text:tab/><text:tab/><text:tab/><text:tab/><text:tab/><text:tab/><text:tab/><text:tab/><text:tab/><text:tab/><text:tab/><text:s text:c="9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" style:display-name="Text" style:family="paragraph" style:parent-style-name="Caption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6.5354in" fo:page-height="11.693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ko Schütz-Schmuck</meta:initial-creator>
    <dc:creator>RAYNELL GONZALEZ-GARCIA</dc:creator>
    <meta:creation-date>2021-04-30T04:03:00Z</meta:creation-date>
    <dc:date>2021-04-30T04:03:00Z</dc:date>
    <meta:template xlink:href="Normal" xlink:type="simple"/>
    <meta:editing-cycles>2</meta:editing-cycles>
    <meta:editing-duration>PT60S</meta:editing-duration>
    <meta:document-statistic meta:page-count="1" meta:paragraph-count="3" meta:word-count="229" meta:character-count="1536" meta:row-count="10" meta:non-whitespace-character-count="1310"/>
  </office:meta>
</office:document-meta>
</file>